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6F000000B5BC18E195.png" manifest:media-type="image/png"/>
  <manifest:file-entry manifest:full-path="Pictures/100002010000015100000068B8D5231D.png" manifest:media-type="image/png"/>
  <manifest:file-entry manifest:full-path="Pictures/100002010000008000000079780602B2.png" manifest:media-type="image/png"/>
  <manifest:file-entry manifest:full-path="Pictures/1000020100000214000001F7B4CCDC6E.png" manifest:media-type="image/png"/>
  <manifest:file-entry manifest:full-path="Pictures/1000020100000268000000BF2EF058EB.png" manifest:media-type="image/png"/>
  <manifest:file-entry manifest:full-path="Pictures/100002010000020E0000030B0A91F334.png" manifest:media-type="image/png"/>
  <manifest:file-entry manifest:full-path="Pictures/100002010000014A000000602AD3B7C0.png" manifest:media-type="image/png"/>
  <manifest:file-entry manifest:full-path="Pictures/10000000000005DC000000714E9F20A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2.573cm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cm" fo:padding-bottom="0cm" fo:padding-left="0cm" fo:padding-right="0cm" fo:wrap-option="no-wrap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text-align="start" style:font-independent-line-spacing="true"/>
      <style:text-properties fo:font-size="18pt" fo:font-style="italic" fo:font-weight="bold" style:font-style-asian="italic" style:font-weight-asian="bold" style:font-style-complex="italic" style:font-weight-complex="bold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/>
    </style:style>
    <style:style style:name="P8" style:family="paragraph">
      <style:paragraph-properties fo:margin-top="0cm" fo:margin-bottom="0cm" fo:line-height="130%"/>
    </style:style>
    <style:style style:name="T1" style:family="text">
      <style:text-properties fo:color="#000000" style:text-line-through-style="none" fo:font-family="Arial" fo:font-size="36pt" fo:letter-spacing="normal" fo:font-style="italic" style:text-underline-style="none" fo:font-weight="bold" style:font-family-asian="'ＭＳ Ｐゴシック'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000000" style:text-line-through-style="none" fo:font-family="Arial" fo:font-size="32pt" fo:letter-spacing="normal" fo:font-style="normal" style:text-underline-style="none" fo:font-weight="bold" style:font-family-asian="'ＭＳ Ｐゴシック'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808080" style:text-line-through-style="none" fo:font-family="Arial" fo:font-size="15pt" fo:letter-spacing="normal" fo:font-style="normal" style:text-underline-style="none" fo:font-weight="normal" style:font-family-asian="'ＭＳ Ｐゴシック'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style:text-line-through-style="non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14.598cm" svg:height="5.285cm" svg:x="9.737cm" svg:y="5.6cm">
          <text:p text:style-name="P1"><text:span text:style-name="T1">TrackHub Registry</text:span></text:p>
          <text:p text:style-name="P1"><text:span text:style-name="T2">Code Review</text:span></text:p>
          <text:p text:style-name="P1"><text:span text:style-name="T3"/></text:p>
          <text:p text:style-name="P1"><text:span text:style-name="T4">07/05/2015</text:span></text:p>
          <text:p text:style-name="P2"><text:span text:style-name="T1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4.598cm" svg:height="4.861cm" svg:x="9.737cm" svg:y="6.4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12.909cm" svg:height="5.395cm" svg:x="7.668cm" svg:y="13.746cm">
          <text:p text:style-name="P5"><text:span text:style-name="T6">EMBL – European Bioinformatics Institute</text:span></text:p>
          <text:p text:style-name="P5"><text:span text:style-name="T6">Wellcome Trust Genome Campus</text:span></text:p>
          <text:p text:style-name="P5"><text:span text:style-name="T6">Hinxton, Cambridge, CB10 1SD, 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1" draw:text-style-name="P6" draw:layer="layout" svg:width="21.583cm" svg:height="2.533cm" svg:x="1.905cm" svg:y="1.482cm">
          <text:p text:style-name="P7"><text:span text:style-name="T7">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6" draw:layer="layout" svg:width="21.583cm" svg:height="12.058cm" svg:x="1.905cm" svg:y="4.445cm">
          <text:list text:style-name="L2">
            <text:list-item>
              <text:p text:style-name="P8"><text:span text:style-name="T8">What is a REST API</text:span></text:p>
            </text:list-item>
            <text:list-item>
              <text:p text:style-name="P8"><text:span text:style-name="T8">How do you query a REST API?</text:span></text:p>
            </text:list-item>
            <text:list-item>
              <text:p text:style-name="P8"><text:span text:style-name="T8">Ensembl’s Documentation</text:span></text:p>
            </text:list-item>
            <text:list-item>
              <text:p text:style-name="P8"><text:span text:style-name="T8">Creating URLs</text:span></text:p>
            </text:list-item>
            <text:list-item>
              <text:p text:style-name="P8"><text:span text:style-name="T8">Parameters and output formats</text:span></text:p>
            </text:list-item>
            <text:list-item>
              <text:p text:style-name="P8"><text:span text:style-name="T8">Querying through a programming languag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6" draw:layer="layout" svg:width="17.265cm" svg:height="12.567cm" svg:x="2.159cm" svg:y="13.271cm" presentation:class="notes" presentation:user-transformed="true">
            <draw:text-box>
              <text:p><text:span text:style-name="T9">1. </text:span></text:p>
              <text:p><text:span text:style-name="T9">You've almost made it. This is the final rush, where we explore the fundamentals of the </text:span></text:p>
              <text:p><text:span text:style-name="T9">Ensembl REST API.</text:span></text:p>
              <text:p><text:span text:style-name="T9"/></text:p>
              <text:p><text:span text:style-name="T9">2.</text:span></text:p>
              <text:p><text:span text:style-name="T9">We'll first see what's a REST API and how to make requests to it. </text:span></text:p>
              <text:p><text:span text:style-name="T9">We'll then explore the specific documentation that comes with the Ensembl REST API.</text:span></text:p>
              <text:p><text:span text:style-name="T9">Then how to create URLs, i.e. to build the requests for extracting data using the Ensembl API,</text:span></text:p>
              <text:p><text:span text:style-name="T9">various input parameters and how to request for specific output formats, and finally how to </text:span></text:p>
              <text:p><text:span text:style-name="T9">make requests using the programming language of your choice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9pt" fo:letter-spacing="normal" fo:font-style="normal" style:text-underline-style="none" fo:font-weight="normal" style:font-family-asian="'ＭＳ Ｐゴシック'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custom-shape draw:name="CustomShape 1" draw:style-name="Mgr4" draw:text-style-name="MP5" draw:layer="backgroundobjects" svg:width="10.396cm" svg:height="0.626cm" svg:x="0cm" svg:y="17.868cm">
        <text:p text:style-name="MP4"><text:span text:style-name="MT2">EBI is an Outstation of the European Molecular Biology Laboratory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6.131cm" svg:height="5.805cm" svg:x="19.262cm" svg:y="12.815cm">
        <draw:image xlink:href="Pictures/1000020100000214000001F7B4CCDC6E.png" xlink:type="simple" xlink:show="embed" xlink:actuate="onLoad">
          <text:p/>
        </draw:image>
      </draw:frame>
      <draw:frame draw:name="Picture 7" draw:style-name="Mgr3" draw:text-style-name="MP3" draw:layer="backgroundobjects" svg:width="7.19cm" svg:height="2.088cm" svg:x="1.002cm" svg:y="16.087cm">
        <draw:image xlink:href="Pictures/100002010000026F000000B5BC18E195.png" xlink:type="simple" xlink:show="embed" xlink:actuate="onLoad">
          <text:p/>
        </draw:image>
      </draw:frame>
      <draw:frame draw:name="Picture 8" draw:style-name="Mgr3" draw:text-style-name="MP3" draw:layer="backgroundobjects" svg:width="9.439cm" svg:height="13.985cm" svg:x="0cm" svg:y="0cm">
        <draw:image xlink:href="Pictures/100002010000020E0000030B0A91F334.png" xlink:type="simple" xlink:show="embed" xlink:actuate="onLoad">
          <text:p/>
        </draw:image>
      </draw:frame>
      <draw:frame draw:name="Picture 2" draw:style-name="Mgr3" draw:text-style-name="MP3" draw:layer="backgroundobjects" svg:width="7.108cm" svg:height="2.193cm" svg:x="1.114cm" svg:y="13.992cm">
        <draw:image xlink:href="Pictures/1000020100000268000000BF2EF058EB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date>2015-04-27T10:56:02</dc:date>
    <dc:creator>Alessandro </dc:creator>
    <meta:editing-duration>PT6H23M35S</meta:editing-duration>
    <meta:editing-cycles>38</meta:editing-cycles>
    <meta:document-statistic meta:object-count="71"/>
  </office:meta>
</office:document-meta>
</file>